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259000000419F4C23A2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17.467cm" svg:height="2.1cm" svg:x="1.233cm" svg:y="2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1" draw:layer="layout" svg:width="16.961cm" svg:height="1.833cm" svg:x="1.439cm" svg:y="2.5cm">
            <draw:image xlink:href="Pictures/1000020100000259000000419F4C23A2.tif" xlink:type="simple" xlink:show="embed" xlink:actuate="onLoad">
              <text:p/>
            </draw:image>
          </draw:fram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4-02-07T13:28:39</dc:date>
    <meta:editing-duration>P13DT1H26M26S</meta:editing-duration>
    <meta:editing-cycles>19</meta:editing-cycles>
    <meta:generator>LibreOffice/3.4$Unix LibreOffice_project/340m1$Build-402</meta:generator>
    <meta:document-statistic meta:object-count="3"/>
  </office:meta>
</office:document-meta>
</file>